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492cm" svg:height="7.405cm" svg:x="0cm" svg:y="3.387cm">
            <draw:object draw:notify-on-update-of-ranges="Tabelle1.A2:Tabelle1.A7 Tabelle1.B1:Tabelle1.B1 Tabelle1.B2:Tabelle1.B7 Tabelle1.C1:Tabelle1.C1 Tabelle1.C2:Tabelle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3DOM</text:p>
          </table:table-cell>
          <table:table-cell office:value-type="string" calcext:value-type="string">
            <text:p>WebGL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Schni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s 7</text:p>
          </table:table-cell>
          <table:table-cell office:value-type="float" office:value="292" calcext:value-type="float">
            <text:p>292</text:p>
          </table:table-cell>
          <table:table-cell office:value-type="float" office:value="1530" calcext:value-type="float">
            <text:p>1530</text:p>
          </table:table-cell>
          <table:table-cell table:formula="of:=[.C2]/[.B2]" office:value-type="float" office:value="5.23972602739726" calcext:value-type="float">
            <text:p>5,2397260274</text:p>
          </table:table-cell>
          <table:table-cell table:formula="of:=SUM([.D2:.D7])/6" office:value-type="float" office:value="2.36696659580033" calcext:value-type="float">
            <text:p>2,3669665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 Linux</text:p>
          </table:table-cell>
          <table:table-cell office:value-type="float" office:value="398" calcext:value-type="float">
            <text:p>398</text:p>
          </table:table-cell>
          <table:table-cell office:value-type="float" office:value="1268" calcext:value-type="float">
            <text:p>1268</text:p>
          </table:table-cell>
          <table:table-cell table:formula="of:=[.C3]/[.B3]" office:value-type="float" office:value="3.18592964824121" calcext:value-type="float">
            <text:p>3,1859296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untu 14.04</text:p>
          </table:table-cell>
          <table:table-cell office:value-type="float" office:value="334" calcext:value-type="float">
            <text:p>334</text:p>
          </table:table-cell>
          <table:table-cell office:value-type="float" office:value="1050" calcext:value-type="float">
            <text:p>1050</text:p>
          </table:table-cell>
          <table:table-cell table:formula="of:=[.C4]/[.B4]" office:value-type="float" office:value="3.1437125748503" calcext:value-type="float">
            <text:p>3,1437125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 OS 10.9</text:p>
          </table:table-cell>
          <table:table-cell office:value-type="float" office:value="542" calcext:value-type="float">
            <text:p>542</text:p>
          </table:table-cell>
          <table:table-cell office:value-type="float" office:value="1216" calcext:value-type="float">
            <text:p>1216</text:p>
          </table:table-cell>
          <table:table-cell table:formula="of:=[.C5]/[.B5]" office:value-type="float" office:value="2.24354243542435" calcext:value-type="float">
            <text:p>2,2435424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oid 4 (Nexus 5)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]/[.B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oid 4 (Nexus 7)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[.C7]/[.B7]" office:value-type="float" office:value="0.388888888888889" calcext:value-type="float">
            <text:p>0,3888888889</text:p>
          </table:table-cell>
          <table:table-cell table:number-columns-repeated="5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  <table:database-ranges>
        <table:database-range table:name="__Anonymous_Sheet_DB__0" table:target-range-address="Tabelle1.A1:Tabelle1.C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.00.0000</text:date>, <text:time style:data-style-name="N2" text:time-value="15:16:27.0262862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8:40:29.212635579</meta:creation-date>
    <dc:date>2014-07-31T15:21:36.086272021</dc:date>
    <meta:editing-duration>PT1H32M50S</meta:editing-duration>
    <meta:editing-cycles>25</meta:editing-cycles>
    <meta:generator>LibreOffice/4.2.4.2$Linux_X86_64 LibreOffice_project/42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Palatino" style:font-style-name="Standard" fo:font-size="9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Palatino" style:font-style-name="Standard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000" chart:overlap="-20" chart:reverse-direction="false" text:line-break="false" chart:axis-position="0"/>
      <style:graphic-properties svg:stroke-color="#b3b3b3"/>
      <style:text-properties fo:font-family="Palatino" style:font-style-name="Standard" fo:font-size="9pt" style:font-size-asian="10pt" style:font-size-complex="10pt"/>
    </style:style>
    <style:style style:name="ch6" style:family="chart">
      <style:chart-properties style:rotation-angle="0"/>
      <style:text-properties fo:font-family="Palatino" style:font-style-name="Standard" fo:font-size="9pt" style:font-size-asian="9pt" style:font-size-complex="9pt"/>
    </style:style>
    <style:style style:name="ch7" style:family="chart">
      <style:graphic-properties draw:stroke-dash="Dashed_20__28_var_29_" svg:stroke-color="#b3b3b3"/>
    </style:style>
    <style:style style:name="ch8" style:family="chart" style:data-style-name="N0">
      <style:graphic-properties draw:stroke="none" draw:fill-color="#0053b4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93cm" svg:height="7.406cm" xlink:href=".." xlink:type="simple" chart:class="chart:bar" chart:style-name="ch1">
        <chart:legend svg:x="12.942cm" svg:y="0.65cm" style:legend-expansion="custom" chartooo:width="2.135cm" chartooo:height="1.173cm" style:legend-expansion-aspect-ratio="1.82011935208866" chart:style-name="ch2"/>
        <chart:plot-area chart:style-name="ch3" table:cell-range-address="Tabelle1.A1:Tabelle1.C7" chart:data-source-has-labels="both" svg:x="0.681cm" svg:y="0.723cm" svg:width="12.4cm" svg:height="5.445cm">
          <chartooo:coordinate-region svg:x="3.763cm" svg:y="0.723cm" svg:width="8.999cm" svg:height="4.719cm"/>
          <chart:axis chart:dimension="x" chart:name="primary-x" chart:style-name="ch4" chartooo:axis-type="auto">
            <chartooo:date-scale/>
            <chart:categories table:cell-range-address="Tabelle1.A2:Tabelle1.A7"/>
          </chart:axis>
          <chart:axis chart:dimension="y" chart:name="primary-y" chart:style-name="ch5">
            <chart:title svg:x="13.255cm" svg:y="5.602cm" chart:style-name="ch6">
              <text:p>Primitive</text:p>
            </chart:title>
            <chart:grid chart:style-name="ch7" chart:class="major"/>
          </chart:axis>
          <chart:series chart:style-name="ch8" chart:values-cell-range-address="Tabelle1.B2:Tabelle1.B7" chart:label-cell-address="Tabelle1.B1:Tabelle1.B1" chart:class="chart:bar">
            <chart:data-point chart:repeated="6"/>
          </chart:series>
          <chart:series chart:style-name="ch9" chart:values-cell-range-address="Tabelle1.C2:Tabelle1.C7" chart:label-cell-address="Tabelle1.C1:Tabelle1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3DOM</text:p>
                <draw:g>
                  <svg:desc>Tabelle1.B1:Tabelle1.B1</svg:desc>
                </draw:g>
              </table:table-cell>
              <table:table-cell office:value-type="string">
                <text:p>WebGL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dows 7</text:p>
                <draw:g>
                  <svg:desc>Tabelle1.A2:Tabelle1.A7</svg:desc>
                </draw:g>
              </table:table-cell>
              <table:table-cell office:value-type="float" office:value="292">
                <text:p>292</text:p>
                <draw:g>
                  <svg:desc>Tabelle1.B2:Tabelle1.B7</svg:desc>
                </draw:g>
              </table:table-cell>
              <table:table-cell office:value-type="float" office:value="1530">
                <text:p>1530</text:p>
                <draw:g>
                  <svg:desc>Tabelle1.C2:Tabelle1.C7</svg:desc>
                </draw:g>
              </table:table-cell>
            </table:table-row>
            <table:table-row>
              <table:table-cell office:value-type="string">
                <text:p>Arch Linux</text:p>
              </table:table-cell>
              <table:table-cell office:value-type="float" office:value="398">
                <text:p>39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Ubuntu 14.04</text:p>
              </table:table-cell>
              <table:table-cell office:value-type="float" office:value="334">
                <text:p>33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Mac OS 10.9</text:p>
              </table:table-cell>
              <table:table-cell office:value-type="float" office:value="542">
                <text:p>542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Android 4 (Nexus 5)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oid 4 (Nexus 7)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